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master-page-name="">
      <style:paragraph-properties style:page-number="auto" fo:keep-with-next="auto"/>
    </style:style>
    <style:style style:name="P8" style:family="paragraph" style:parent-style-name="List" style:list-style-name="L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text:a xlink:type="simple" xlink:href="#__RefHeading__322_675568761" text:style-name="Index_20_Link" text:visited-style-name="Index_20_Link">Capítulo 1 :<text:line-break/>Él Problema<text:tab/>2</text:a></text:p>
          <text:p text:style-name="P2"><text:a xlink:type="simple" xlink:href="#__RefHeading__324_675568761" text:style-name="Index_20_Link" text:visited-style-name="Index_20_Link"><text:s/>1.1 Planteamiento del problema<text:tab/>2</text:a></text:p>
          <text:p text:style-name="P2"><text:a xlink:type="simple" xlink:href="#__RefHeading__326_675568761" text:style-name="Index_20_Link" text:visited-style-name="Index_20_Link"><text:s/>1.2 Objetivo general<text:tab/>4</text:a></text:p>
          <text:p text:style-name="P2"><text:a xlink:type="simple" xlink:href="#__RefHeading__328_675568761" text:style-name="Index_20_Link" text:visited-style-name="Index_20_Link"><text:s/>1.3 Objetivos específicos<text:tab/>4</text:a></text:p>
          <text:p text:style-name="P2"><text:a xlink:type="simple" xlink:href="#__RefHeading__330_675568761" text:style-name="Index_20_Link" text:visited-style-name="Index_20_Link"><text:s/>1.4 Justificación <text:tab/>5</text:a></text:p>
          <text:p text:style-name="P2"><text:a xlink:type="simple" xlink:href="#__RefHeading__332_675568761" text:style-name="Index_20_Link" text:visited-style-name="Index_20_Link"><text:s/>1.5 Limitaciones y alcances<text:tab/>6</text:a></text:p>
          <text:p text:style-name="P1"><text:a xlink:type="simple" xlink:href="#__RefHeading__334_675568761" text:style-name="Index_20_Link" text:visited-style-name="Index_20_Link">Capítulo 2 :<text:line-break/>Marco de Referencia<text:tab/>8</text:a></text:p>
          <text:p text:style-name="P2"><text:a xlink:type="simple" xlink:href="#__RefHeading__336_675568761" text:style-name="Index_20_Link" text:visited-style-name="Index_20_Link"><text:s/>2.1 Antecedentes de la investigación<text:tab/>8</text:a></text:p>
          <text:p text:style-name="P3"><text:a xlink:type="simple" xlink:href="#__RefHeading__338_675568761" text:style-name="Index_20_Link" text:visited-style-name="Index_20_Link"><text:s/>2.1.1 Trabajos realizados por la empresa Metro de Caracas<text:tab/>9</text:a></text:p>
          <text:p text:style-name="P3"><text:a xlink:type="simple" xlink:href="#__RefHeading__340_675568761" text:style-name="Index_20_Link" text:visited-style-name="Index_20_Link"><text:s/>2.1.2 Rugosidad<text:tab/>10</text:a></text:p>
        </text:index-body>
      </text:table-of-content>
      <text:p text:style-name="Text_20_body"/>
      <text:h text:style-name="Heading_20_1" text:outline-level="1"><text:bookmark-start text:name="__RefHeading__322_675568761"/><text:line-break/>Él Problema<text:bookmark-end text:name="__RefHeading__322_675568761"/></text:h>
      <text:h text:style-name="Heading_20_2" text:outline-level="2"><text:bookmark-start text:name="__RefHeading__324_675568761"/>Planteamiento del problema<text:bookmark-end text:name="__RefHeading__324_675568761"/></text:h>
      <text:p text:style-name="Text_20_body">Mecánica de contacto es el área de conocimiento que estudia el contacto entre dos superficies, así como las solicitaciones presentes en él. El fenómeno ha sido estudiado en distintos ámbitos tales como: el fenómeno de adhesión en el contacto, la transferencia térmica entre cuerpos y los efectos de la lubricación en la superficie en el contacto mecánico mencionados por \citet{popov2010contact} pero en particular, el contacto mecánico rueda-riel. </text:p>
      <text:p text:style-name="Text_20_body">Desde los aportes de \citet{Herz1881}, se han determinado diferentes modelos para identificar tanto los esfuerzos como las características que inciden en el momento y lugar del contacto. La mecánica de contacto rueda-riel es punto de estudio para la tracción de los trenes, los desgastes tanto de la rueda como el riel y los fenómenos vibratorios generados por la rugosidad de la superficie; la precisión de los modelos de contacto rueda-riel aporta la información necesaria para mejorar el entendimiento de esos puntos de estudio. </text:p>
      <text:p text:style-name="Text_20_body"><text:soft-page-break/>En Caracas, los sistemas ferroviarios como el Metro de Caracas y el Instituto de Ferrocarriles del Estado son de importancia, dado que de ellos depende la movilización de la mayoría de sus habitantes. El Metro de Caracas provee servicio de transporte a más de un millones de usuarios siendo en la actualidad la base del transporte de personas en toda la ciudad. El conocimiento sobre el estado del contacto mecánico permitirá tener un mejor entendimiento de las variables que inciden en el comportamiento ferroviario, pudiendo ser utilizadas en la prevención de la incidencia al desgaste por deslizamiento.</text:p>
      <text:p text:style-name="Text_20_body">Conscientes de la importancia de la dinámica ferroviaria, el Metro de Caracas realizó pruebas a través de asesoramiento externo de la empresa Transportation Technology Center, Inc (TTCI) bajo un convenio de transferencia tecnológica. Como parte del convenio se manejó la compra de un conjunto de equipos denominados ''Ejes Instrumentados'' que consisten en un eje cuyas ruedas fueron modificadas para determinación de las cargas verticales, laterales y longitudinales sobre la superficie de la rueda. </text:p>
      <text:p text:style-name="Text_20_body">Metro de Caracas C.A. conjuntamente con TTCI obtuvieron una serie de resultados que identificaron focos para la mejora de la prestación del servicio, sin embargo el estudio no tuvo como enfoque principal el comportamiento del contacto rueda-riel. No obstante se recogieron una extensa serie de datos con referencia a las variables que participan en el contacto mecánico (las cargas presentes sobre la superficie de la rueda, la velocidad angular de la rueda y la velocidad propia del bogie). </text:p>
      <text:p text:style-name="Text_20_body">Este trabajo recogió los modelos de contacto mecánico rueda-riel utilizados en el análisis de los la dinámica ferroviaria, en este caso los modelos de Kalker, Shen-Hedrick-Elkins, Polanch e incorpora la propuesta de un modelo que considera el comportamiento elástico del contacto rueda riel en función a la rugosidad de la superficie, elaborado por el tutor y autor de este trabajo denominado RailCCS. Las consideraciones que se tomen en cuenta de cada modelo permitirá consolidar un instrumento de evaluación aplicable para la evaluación del contacto rueda-riel en el sistema de Metro de Caracas. </text:p>
      <text:p text:style-name="Text_20_body">Desde este enfoque, se plantearon los siguientes interrogantes, los cuales orientaron el desarrollo de la presente investigación: </text:p>
      <text:list xml:id="list15503215851" text:style-name="L1">
        <text:list-item>
          <text:p text:style-name="P4"><text:soft-page-break/>¿Qué condiciones influyen en la dinámica del contacto rueda riel? </text:p>
        </text:list-item>
        <text:list-item>
          <text:p text:style-name="P4">En relación con los modelos de contacto rueda riel, ¿qué características presentes en los modelos de Kalker, Shen-Hedrick-Elkins, Polanch y el modelo propuesto de comportamiento elástico en la superficie rugosa, definen en mejor medida los resultados obtenidos en pruebas en vía? </text:p>
        </text:list-item>
        <text:list-item>
          <text:p text:style-name="P4">¿Pueden ser utilizados los ejes instrumentados para el estudio del contacto rueda-riel? </text:p>
        </text:list-item>
      </text:list>
      <text:p text:style-name="Text_20_body">En síntesis, la investigación se centró en la elaboración de un instrumento de evaluación de contacto rueda-riel, identificando características en la interacción entre estas dos superficies y sus características geométricas, elásticas, el grado de rugosidad en la superficie y principalmente los efectos del deslizamiento descritos en los modelos de contactos rueda-riel. </text:p>
      <text:h text:style-name="Heading_20_2" text:outline-level="2"><text:bookmark-start text:name="__RefHeading__326_675568761"/>Objetivo general<text:bookmark-end text:name="__RefHeading__326_675568761"/></text:h>
      <text:p text:style-name="Text_20_body">Analizar el comportamiento del contacto rueda-riel mediante la comparación de los resultados obtenidos por Metro de Caracas contra un instrumento que evalúe las condiciones de contacto en segmento de vía férrea. </text:p>
      <text:h text:style-name="Heading_20_2" text:outline-level="2"><text:bookmark-start text:name="__RefHeading__328_675568761"/>Objetivos específicos<text:bookmark-end text:name="__RefHeading__328_675568761"/></text:h>
      <text:list xml:id="list1027299442" text:style-name="L2">
        <text:list-item>
          <text:p text:style-name="P5">Elaborar una clasificación dada por la geometría del perfil de la rueda y el riel, en donde se establezcan los parámetros descritos por Hertz para la identificación del área de contacto y el perfil de las presiones normales en el contacto mecánico. </text:p>
        </text:list-item>
        <text:list-item>
          <text:p text:style-name="P5">Diseñar un método para relacionar las cargas verticales, laterales y longitudinales del contacto rueda-riel considerando las deformaciones registradas por las galgas extensiométricas de los ejes instrumentados de Metro de Caracas C.A. </text:p>
        </text:list-item>
        <text:list-item>
          <text:p text:style-name="P5"><text:soft-page-break/>Determinar las características y el comportamiento de los modelos de Kalker, Shen-Hedrick-Elkins y Polach y el modelo propuesto RailCCS que permita la elaboración de un instrumento de estudio del contacto rueda-riel desde la perspectiva de los deslizamientos. </text:p>
        </text:list-item>
        <text:list-item>
          <text:p text:style-name="P5">Comparar los resultados obtenidos mediante uso de los ejes instrumentos en pruebas de segmento de vía con el instrumento de estudio del contacto rueda-riel basado en los modelos de Kalker, Shen-Hedrick-Elkins y Polach y el modelo propuesto RailCCS.</text:p>
        </text:list-item>
      </text:list>
      <text:h text:style-name="Heading_20_2" text:outline-level="2"><text:bookmark-start text:name="__RefHeading__330_675568761"/>Justificación <text:bookmark-end text:name="__RefHeading__330_675568761"/></text:h>
      <text:p text:style-name="Text_20_body">La interacción rueda riel es estudiada en el ámbito de las vibraciones ocasionadas por la rugosidad, la eficiencia en la tracción del sistema y la influencia de los deslizamientos en la dinámica de los trenes. En principio, la interfaz contacto rueda riel es considerada como un deslizamiento sencillo debido al alto nivel de seguridad que posee; no obstante, desde punto de vista ingenieril, es más complejo si se toma en cuenta en la red de causas y efectos ferroviarios ya que se trata de un vínculo imperfecto \citet{iwnicki2006handbook}. </text:p>
      <text:p text:style-name="Text_20_body">Si bien el uso del elemento finito ha demostrado ser un recurso eficiente para la determinación de las cargas en el punto y momento del contacto, al igual que la distribución de presiones normales y tangenciales, a nivel de tiempo de cálculo y precisión considerable, los modelos numéricos sustituyen al elemento finito a la hora de realizar simulaciones de grandes tramos ferroviarios como lo mencionan \citet{2011CompM..47..105V} y \citet{Kalker1991243}. </text:p>
      <text:p text:style-name="Text_20_body">La proyección de utilidad del trabajo, es la elaboración de un instrumento de evaluación para el contacto rueda riel en el sistema de ferrocarriles de Venezuela (en particular el Metro de Caracas C.A.), identificando patrones que participan en el contacto rueda-riel con la finalidad de reducir aquellos que actúan de manera negativa en el vinculo rueda-riel, como por ejemplo el deslizamiento en determinados segmentos de vía. </text:p>
      <text:p text:style-name="Text_20_body"><text:soft-page-break/>Así mismo, ofrecerá al Metro de Caracas C.A. la posibilidad de incorporar a los ejes instrumentados como parte de un esquema de mantenimiento vial ferroviario, localizando los puntos de la vía cuyo comportamiento en la interfaz rueda-riel actúe de manera no deseada.</text:p>
      <text:p text:style-name="Text_20_body">En conclusión, este estudio aportará significativas herramientas de análisis ferroviario al Metro de Caracas C.A. a través de un mejor entendimiento del comportamiento en el vínculo entre la rueda y el riel. </text:p>
      <text:h text:style-name="Heading_20_2" text:outline-level="2"><text:bookmark-start text:name="__RefHeading__332_675568761"/>Limitaciones y alcances<text:bookmark-end text:name="__RefHeading__332_675568761"/></text:h>
      <text:p text:style-name="Text_20_body">En este trabajo se tomaron en consideración las siguientes limitaciones y alcances: </text:p>
      <text:list xml:id="list1019069737" text:style-name="L3">
        <text:list-item>
          <text:p text:style-name="P6">El comportamiento del contacto rueda-riel en el arranque y frenado no es tomado en cuenta; \citet{KalkerRF} establece que en estas circunstancias aparece un fenómeno denominado Cattaneo, este fenómeno puede ser omitido si no existe tracción inducida al eje, por lo que en las pruebas realizadas no se utilizará ningún tipo elemento motriz, o de frenado regenerativo o mecánico. </text:p>
        </text:list-item>
        <text:list-item>
          <text:p text:style-name="P6">Se realizaron pruebas en los segmentos de vía férrea que van desde la estación ''Propatria'' hasta la estación ''Caño Amarillo''. Este trecho es comúnmente utilizado para pruebas por lo que la logística de los ensayos se ve favorecida por la experiencia del personal que labora en Metro de Caracas C.A. </text:p>
        </text:list-item>
        <text:list-item>
          <text:p text:style-name="P6">Las pruebas se realizaron con vagones vacíos sin mayor carga que la propia del vagón y del bogie. </text:p>
        </text:list-item>
      </text:list>
      <text:h text:style-name="Heading_20_1" text:outline-level="1"><text:bookmark-start text:name="__RefHeading__334_675568761"/><text:line-break/>Marco de Referencia<text:bookmark-end text:name="__RefHeading__334_675568761"/></text:h>
      <text:p text:style-name="Text_20_body">Este capítulo provee la evolución histórica del estudio del fenómeno de deslizamiento en el contacto mecánico entre las superficies de la rueda y el riel bajo rodadura que permitió interpretar los resultados obtenidos de este trabajo. Así mismo, describe los antecedentes del problema en el contexto de las investigaciones realizadas en los tópicos del contacto mecánico y la rugosidad, y los trabajos realizados en la compañía Metro de Caracas C.A. </text:p>
      <text:h text:style-name="Heading_20_2" text:outline-level="2"><text:bookmark-start text:name="__RefHeading__336_675568761"/>Antecedentes de la investigación<text:bookmark-end text:name="__RefHeading__336_675568761"/></text:h>
      <text:p text:style-name="Text_20_body">El conocimiento del contacto mecánico rueda-riel y de la rugosidad de las superficies desarrollados por \citet{Kalker1982VSD} y \citet{Greenwood06121966} se engloban dentro de los parámetros del contacto mecánico, sin embargo presentan condiciones distintas: el contacto rueda-riel estudia los esfuerzos provocados por el contacto entre las superficies, con magnitudes que rozan la barrera elástico-plástico, mientras que la rugosidad es estudiada por sus efectos vibratorios y de ruido a causa de las irregularidades de la superficie. </text:p>
      <text:p text:style-name="Text_20_body"><text:soft-page-break/>Los antecedentes de este proyecto se constituyen en la investigación realizada por Metro de Caracas C.A. sobre el comportamiento en la dinámica ferroviaria en la linea 1 y los artículos que refieren a las irregularidades en la superficie de los cuerpos y sobre el fenómeno de deslizamiento en vigas curvas, además del desarrollo continuo al algoritmo de \citet{Kalker1982VSD}, FASTSIM. </text:p>
      <text:h text:style-name="Heading_20_3" text:outline-level="3" text:restart-numbering="true" text:start-value="-1"><text:bookmark-start text:name="__RefHeading__338_675568761"/>Trabajos realizados por la empresa Metro de Caracas<text:bookmark-end text:name="__RefHeading__338_675568761"/></text:h>
      <text:p text:style-name="Text_20_body">En el año 1999, la compañía Metro de Caracas C.A. realizó investigaciones para determinar las condiciones del comportamiento dinámico del sistema ferroviario con la finalidad <text:s/>de mejorar las condiciones del servició tanto en el ámbito estructural como en el confort para los usuarios. </text:p>
      <text:p text:style-name="Text_20_body">Para la investigación realizada por Metro de Caracas se solicitó el asesoramiento de la Corporación del Centro Tecnológico de Transporte (Transportation Technology Center, Inc. o sus siglas en ingles TTCI). Mediante un convenio, que no solo implicaba la contratación de los servicios de TTCI para la realización de pruebas experimentales, sino que también se incluyó la transferencia tecnológica mediante la compra de la instrumentación utilizada en las pruebas. </text:p>
      <text:p text:style-name="Text_20_body">Las pruebas realizadas por TTCI, consistieron en la evaluación de la dinámica del bogie y de los componentes motrices del que está compuesto (motor, caja de engranajes, chasis) y la dinámica del vagón y el tiempo estimado de vida del bogie sometido a cargas alternantes. Para este trabajo se realizó con mayor énfasis una investigación bibliográfica sobre las actividades llevadas acabo en el estudio de la dinámica bogie-vagón donde se recogieron datos sobre la dinámica del contacto rueda-riel. </text:p>
      <text:p text:style-name="Text_20_body"><text:soft-page-break/>Durante las pruebas ferroviarias se utilizó una serie de instrumentos de medición conformados por acelerómetros, manómetros y sensores de posición para interpretar el comportamiento vibratorio de los distintos componentes del bogie. Adicionalmente se incorporó a la instrumentación, un bogie de Metro de Caracas C.A. cuyas ruedas fueron modificadas con un juego de galgas extensiométricas para la detección de las cargas verticales, laterales y longitudinales en la superficie de la rueda, adicionalmente se incluyó una serie de galgas para la determinación de la posición de en la que se encuentra el punto de contacto. </text:p>
      <text:p text:style-name="Text_20_body">Pese a que el uso de ejes instrumentados fue utilizado principalmente para la evaluación del comportamiento vibratorio de los componentes motrices y del bogie, la metodología implementada por TTCI, fue comparando los resultados obtenidos con una simulación computarizada mediante el software NUCARS (software creado por la TTCI para la simulación de la dinámica multi-cuerpo de vehículos). NUCARS, incluye dentro de sus rutinas de operación, la simulación del contacto rueda riel para las cargas laterales, longitudinales de acuerdo al comportamiento del eje.</text:p>
      <text:p text:style-name="Text_20_body">En los informes finales de TTCI, no se hace mención de observaciones realizadas sobre el comportamiento del deslizamiento en la superficie de la rueda. No obstante TTCI dejo una serie de datos bibliográficos sobre el uso, construcción y la logística emprendida por la empresa para la recolección de datos, además de los mismos datos obtenidos en pruebas en vía que fueron utilizados para la elaboración del instrumento.</text:p>
      <text:h text:style-name="Heading_20_3" text:outline-level="3"><text:bookmark-start text:name="__RefHeading__340_675568761"/>Rugosidad<text:bookmark-end text:name="__RefHeading__340_675568761"/></text:h>
      <text:p text:style-name="Text_20_body">En lo que respecta a la rugosidad, las diferencias en el modelo de \citet{Herz1881} referente al área real de contacto, fueron observadas por \citet{Bowden07021939} al establecer una relación entre el área de contacto y la conductancia de la zona de contacto. La estimación del área real de contacto se obtuvo de manera estadística y fue descrita por \citet{Greenwood06121966}, en función de las irregularidades de la superficie. </text:p>
      <text:p text:style-name="Text_20_body"><text:soft-page-break/>La rugosidad o las irregularidades en la susperficie han cobrado importancia en el estudio de la sensibilidad de distintos componentes electrónicos que han sido minimizados. Una recopilación de métodos para describir las irregularidades en la superficie fue planteado por \citet{Patrikar2004213}, utilizando los valores estadísticos prácticos que se obtienen al estudiar una superficie rugosa. </text:p>
      <text:p text:style-name="Text_20_body">\citet{Patrikar2004213} se enfoca en cuatro métodos para simular la rugosidad: el método de la transformación rápida de Fourier, la función de Mandelbrot–Weierstrass, mediante redes neurales artificiales y por último el método de propagación inversa. Estos métodos se utilizaron para la generación de fractales y describir las irregularidades de una superficie. </text:p>
      <text:p text:style-name="Text_20_body">El método de la transformación de Fourier rápida, puede simular la altura de una superficie en un punto de coordenadas (x,y) mediante la siguiente ecuación: </text:p>
      <text:h text:style-name="Heading_20_1" text:outline-level="1"><text:line-break/>Metodología</text:h>
      <text:p text:style-name="Text_20_body">El presente capitulo explica la metodología empleada para la relación de la investigación. Para ello se enumeraron las variables de estudio, identificando <text:s/>las características presentes en cada una de ellas. Luego se especifica el diseño y la técnica de recolección de datos donde se describen los procedimientos utilizados para la observación del fenómeno. Y por último se describen las etapas para el análisis de las variables que participan en el fenómeno rueda riel explicando la metodología implementada.</text:p>
      <text:h text:style-name="Heading_20_2" text:outline-level="2">Elaboración del script “RailCCS” para el análisis del contacto rueda-riel.</text:h>
      <text:p text:style-name="Text_20_body">Con la finalidad de establecer la relación entre la cinemática del eje y las cargas laterales en el eje instrumentado y corroborar los modelos de contacto rueda-riel, se elaboró un script (guión de procesamiento de información) en Python con la finalidad de realizar las tareas de computo para el análisis de la información recogida por el banco de prueba.</text:p>
      <text:p text:style-name="Text_20_body"><text:soft-page-break/>Para el análisis de la data, se elaboró el modelado de un objeto al cual se denominó “Rueda”, este modelo de programación redactado en Python, se le incluirán las características que relacionan la cinemática de la rueda con las cargas en la superficie de la misma, comparando los resultados obtenidos con los ejes instrumentados y determinando las propiedades de los modelos frente a los resultados de campo. Igualmente se incluirá un modulo para la interpretación de las deformaciones de la rueda al ser sometida a cargas en la superficie. </text:p>
      <text:h text:style-name="Heading_20_2" text:outline-level="2">Definición de las variables observadas en el fenómeno del contacto rueda-riel.</text:h>
      <text:p text:style-name="P7">Para la observación de las variables que participan en el fenómeno del contacto rueda-riel, se implemento un equipo denominado "Conjunto de Ejes Instrumentados". El equipo esta compuesto por dos ejes cuyas ruedas se encuentran con una serie de galgas extensiometricas adheridas en la superficie de la cara interior. Las deformaciones presentes en la rueda, son interpretadas por un ordenador para obtener las cargas en el punto de contacto. Aunque la función principal del ordenador es la estimación de las cargas en el contacto rueda-riel, el ordenador cumple las funciones sistema y almacenamiento de datos por lo cual se recogieron datos adicionales a las cargas.</text:p>
      <text:p text:style-name="Text_20_body">A continuación una lista de las variables observadas mediante el uso de ejes instrumentados, las cuales se encuentran definidas e indicadas según la nomenclatura de las señales recibidas por el equipo. </text:p>
      <text:h text:style-name="Heading_20_3" text:outline-level="3"><text:soft-page-break/>Cargas en el punto de contacto</text:h>
      <text:p text:style-name="Text_20_body">Consisten en la interacción de las cargas entre la superficie de la rueda y el riel, las cuales según su posición pueden ser verticales (normal al plano horizontal tomando como referencial suelo), laterales (normal al plano frontal de la rueda) y longitudinales (normal al plano transversal de la rueda, en la dirección de traslación de la misma). El indicador de las mismas son las deformaciones en la superficie de la rueda registradas mediante una serie de puentes de galgas extensiometricas.</text:p>
      <text:list xml:id="list1324118936" text:style-name="L4">
        <text:list-item>
          <text:p text:style-name="P8">Cargas Verticales:</text:p>
          <text:list>
            <text:list-item>
              <text:p text:style-name="P8"><text:span text:style-name="T1">MVA101:</text:span> Carga vertical en la rueda A1 [kN]</text:p>
            </text:list-item>
            <text:list-item>
              <text:p text:style-name="P8"><text:span text:style-name="T1">MVB101:</text:span> Carga vertical en la rueda B1 [kN]</text:p>
            </text:list-item>
            <text:list-item>
              <text:p text:style-name="P8"><text:span text:style-name="T1">MVA102: </text:span>Carga vertical en la rueda A2 [kN]</text:p>
            </text:list-item>
            <text:list-item>
              <text:p text:style-name="P8"><text:span text:style-name="T1">MVB102: </text:span>Carga vertical en la rueda B2 [kN]</text:p>
            </text:list-item>
          </text:list>
        </text:list-item>
        <text:list-item>
          <text:p text:style-name="P8">Cargas Laterales</text:p>
          <text:list>
            <text:list-item>
              <text:p text:style-name="P8"><text:span text:style-name="T1">MLA101:</text:span> Carga vertical en la rueda A1 [kN]</text:p>
            </text:list-item>
            <text:list-item>
              <text:p text:style-name="P8"><text:span text:style-name="T1">MLB101:</text:span> Carga vertical en la rueda B1 [kN]</text:p>
            </text:list-item>
            <text:list-item>
              <text:p text:style-name="P8"><text:span text:style-name="T1">MLA102: </text:span>Carga vertical en la rueda A2 [kN]</text:p>
            </text:list-item>
            <text:list-item>
              <text:p text:style-name="P8"><text:span text:style-name="T1">MLB102: </text:span>Carga vertical en la rueda B2 [kN]</text:p>
            </text:list-item>
          </text:list>
        </text:list-item>
      </text:list>
      <text:h text:style-name="Heading_20_3" text:outline-level="3">Posición lateral del punto de contacto</text:h>
      <text:p text:style-name="Text_20_body">Distancia del punto de contacto de acuerdo al perfil geométrico de la rueda.</text:p>
      <text:list xml:id="list1521085729" text:continue-numbering="true" text:style-name="L4">
        <text:list-item>
          <text:p text:style-name="P8">Posición:</text:p>
          <text:list>
            <text:list-item>
              <text:p text:style-name="P8"><text:span text:style-name="T1">MPOA101:</text:span> Posición del punto de contacto en la rueda A1 [mm]</text:p>
            </text:list-item>
            <text:list-item>
              <text:p text:style-name="P8"><text:span text:style-name="T1">MPOB101:</text:span> Posición del punto de contacto en la rueda B1 [mm]</text:p>
            </text:list-item>
            <text:list-item>
              <text:p text:style-name="P8"><text:span text:style-name="T1">MPOA102:</text:span><text:span text:style-name="T2"> Posición del punto de contacto en la rueda</text:span> A2 [mm]</text:p>
            </text:list-item>
            <text:list-item>
              <text:p text:style-name="P8"><text:span text:style-name="T1">MPOB102: </text:span><text:span text:style-name="T2">Posición del punto de contacto en la rueda</text:span> B2 [mm]</text:p>
            </text:list-item>
          </text:list>
        </text:list-item>
      </text:list>
      <text:h text:style-name="Heading_20_3" text:outline-level="3">Velocidad</text:h>
      <text:p text:style-name="Text_20_body">Velocidad de traslación del centro de gravedad del eje en la dirección longitudinal, medida mediante un dinamo tacometro al extremo del eje.</text:p>
      <text:h text:style-name="Heading_20_2" text:outline-level="2"><text:soft-page-break/>Clasificación del perfil de la rueda según su geometría </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101cm" fo:margin-bottom="0.21cm" fo:line-height="150%" fo:text-align="justify" style:justify-single-word="false" fo:keep-together="always" fo:text-indent="0cm" style:auto-text-indent="true" style:page-number="auto" fo:keep-with-next="auto">
        <style:tab-stops/>
      </style:paragraph-properties>
      <style:text-properties style:font-size-asian="10.5pt"/>
    </style:style>
    <style:style style:name="List" style:family="paragraph" style:parent-style-name="Text_20_body" style:next-style-name="Text_20_body" style:class="list">
      <style:paragraph-properties fo:margin-top="0.101cm" fo:margin-bottom="0.101cm" fo:line-height="100%"/>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559cm" fo:margin-right="0cm" fo:margin-top="0.921cm" fo:margin-bottom="0.91cm" fo:keep-together="auto" fo:text-indent="-0.76cm" style:auto-text-indent="false"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5.5cm" fo:margin-bottom="0.21cm" style:page-number="auto" fo:break-before="page">
        <style:tab-stops/>
      </style:paragraph-properties>
      <style:text-properties fo:font-size="270%"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199cm" fo:line-height="100%"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tab/><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Gómez</meta:initial-creator>
    <meta:creation-date>2012-04-15T15:03:28</meta:creation-date>
    <dc:date>2012-05-05T10:59:26</dc:date>
    <dc:creator>Alejandro Gómez</dc:creator>
    <meta:editing-duration>PT10M58S</meta:editing-duration>
    <meta:editing-cycles>5</meta:editing-cycles>
    <meta:generator>LibreOffice/3.5$Linux_X86_64 LibreOffice_project/350m1$Build-202</meta:generator>
    <meta:document-statistic meta:table-count="0" meta:image-count="0" meta:object-count="0" meta:page-count="14" meta:paragraph-count="90" meta:word-count="2824" meta:character-count="17706" meta:non-whitespace-character-count="15454"/>
  </office:meta>
</office:document-meta>
</file>